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027cm" svg:height="0.792cm" draw:transform="skewX (-0.00122173047639603) rotate (-1.55369210012535) translate (7.6376271694907cm 2.0427451801078cm)" svg:viewBox="0 0 6028 793" svg:d="M356 714c452-79 2319-92 2936-85s2094 114 2557 164c258-39 250-690-113-711-364-21-1569-72-2487-76s-2661 19-3169-6c-142 2-121 746 276 714z">
          <text:p/>
        </draw:path>
        <draw:path draw:style-name="gr1" draw:text-style-name="P1" draw:layer="layout" svg:width="0.903cm" svg:height="0.661cm" draw:transform="skewX (0.00122173047639601) rotate (-2.15687788961459) translate (7.7654734765608cm 2.133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6.027cm" svg:height="0.792cm" draw:transform="skewX (-0.00122173047639603) rotate (-1.55369210012535) translate (5.2726271694907cm 2.2337451801078cm)" svg:viewBox="0 0 6028 793" svg:d="M356 714c452-79 2291-28 2908-21 617 6 2122 50 2585 100 258-39 250-690-113-711-364-21-1597-9-2516-12-918-4-2632-45-3140-70-142 2-121 746 276 714z">
          <text:p/>
        </draw:path>
        <draw:path draw:style-name="gr1" draw:text-style-name="P1" draw:layer="layout" svg:width="0.903cm" svg:height="0.661cm" draw:transform="skewX (0.00122173047639602) rotate (-2.15687788961459) translate (5.4004734765608cm 2.3246888905431cm)" svg:viewBox="0 0 904 662" svg:d="M527 644c137-64 329-219 367-367 35-139-27-185-184-243-156-57-352-32-459-3-277 72-309 187-173 370 136 181 314 308 449 243z">
          <text:p/>
        </draw:path>
        <draw:path draw:style-name="gr2" draw:text-style-name="P1" draw:layer="layout" svg:width="5.546cm" svg:height="6.66cm" svg:x="2.199cm" svg:y="2.429cm" svg:viewBox="0 0 5547 6661" svg:d="M680 6653c-476 64-668-283-643-775s23-1959 19-2576 32-2487-55-2937c-39-397 705-431 709-289-16 508-44 2253-32 3171s-5 2037-4 2324 37 367 307 325 1917-323 2380-375c464-52 1525-195 2007-204s-153 819-246 819-1449 66-1809 107c-359 43-2157 346-2633 410z">
          <text:p/>
        </draw:path>
        <draw:path draw:style-name="gr1" draw:text-style-name="P1" draw:layer="layout" svg:width="0.903cm" svg:height="0.661cm" draw:transform="rotate (-2.15757602131539) translate (7.7786577737704cm 7.77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5.4136577737704cm 7.964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7.9277911453987cm 7.904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122173047639602) rotate (-2.15687788961459) translate (3.0354734765608cm 2.5156888905431cm)" svg:viewBox="0 0 904 662" svg:d="M527 644c137-64 329-219 367-367 35-139-27-185-184-243-156-57-352-32-459-3-277 72-309 187-173 370 136 181 314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40:17.119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